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charset="x-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field:title}</text:p>
      <text:p text:style-name="Standard"/>
      <text:p text:style-name="Standard">Data : </text:p>
      <text:list text:style-name="L1">
        <text:list-item>
          <text:p text:style-name="P1">Value A : {field:value_a}</text:p>
        </text:list-item>
        <text:list-item>
          <text:p text:style-name="P1">Value B : {field:value_b}</text:p>
        </text:list-item>
      </text:list>
      <text:p text:style-name="Standard"/>
      <text:p text:style-name="Standard">[SEGMENT multiple_data]</text:p>
      <text:p text:style-name="Standard"/>
      <text:p text:style-name="Standard">{field:name}</text:p>
      <text:p text:style-name="Standard"/>
      <text:p text:style-name="Standard">[IF test_data]</text:p>
      <text:p text:style-name="Standard">ok</text:p>
      <text:p text:style-name="Standard">[/IF test_data]</text:p>
      <text:p text:style-name="Standard"/>
      <text:p text:style-name="Standard">[/SEGMENT multiple_data]</text:p>
      <text:p text:style-name="Standard"/>
      <text:p text:style-name="Standard">{qrcode:url,size:150}</text:p>
      <text:p text:style-name="Standard"/>
      <text:p text:style-name="Standard">{image:image_url}</text:p>
      <text:p text:style-name="Standard"/>
      <text:p text:style-name="Standard">{date:test_date}</text:p>
      <text:p text:style-name="Standard"/>
      <text:p text:style-name="Standard">{md:markdown_content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28bb89" officeooo:paragraph-rsid="0028bb8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Test</text:p>
        <text:p text:style-name="MP1">&amp;é »’(§è !çà)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Kévin DUBUC</meta:initial-creator>
    <meta:creation-date>2018-03-21T15:50:14</meta:creation-date>
    <dc:date>2025-08-05T11:49:02.437434000</dc:date>
    <meta:editing-duration>PT11H58M50S</meta:editing-duration>
    <meta:editing-cycles>47</meta:editing-cycles>
    <meta:generator>LibreOffice/25.2.3.2$MacOSX_AARCH64 LibreOffice_project/bbb074479178df812d175f709636b368952c2ce3</meta:generator>
    <meta:document-statistic meta:table-count="0" meta:image-count="0" meta:object-count="0" meta:page-count="1" meta:paragraph-count="16" meta:word-count="31" meta:character-count="254" meta:non-whitespace-character-count="240"/>
  </office:meta>
</office:document-meta>
</file>